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13a595" officeooo:paragraph-rsid="0013a595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fo:font-weight="bold" officeooo:rsid="0013a595" officeooo:paragraph-rsid="0013a595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fo:font-weight="bold" officeooo:rsid="0013a595" officeooo:paragraph-rsid="0015525b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15525b" officeooo:paragraph-rsid="0015525b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13a595" officeooo:paragraph-rsid="0013a595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Liberation Serif" fo:font-size="12pt" officeooo:rsid="0013a595" officeooo:paragraph-rsid="0013a595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paragraph-rsid="0013a595" style:font-size-asian="12pt" style:font-size-complex="12pt"/>
    </style:style>
    <style:style style:name="P8" style:family="paragraph" style:parent-style-name="Preformatted_20_Text">
      <style:text-properties officeooo:paragraph-rsid="00173e5b"/>
    </style:style>
    <style:style style:name="T1" style:family="text">
      <style:text-properties style:font-name="Liberation Serif" fo:font-size="12pt" officeooo:rsid="0013a595" style:font-size-asian="12pt" style:font-size-complex="12pt"/>
    </style:style>
    <style:style style:name="T2" style:family="text">
      <style:text-properties style:font-name="Liberation Serif" fo:font-size="12pt" officeooo:rsid="0015525b" style:font-size-asian="12pt" style:font-size-complex="12pt"/>
    </style:style>
    <style:style style:name="T3" style:family="text">
      <style:text-properties style:font-name="Liberation Serif" fo:font-size="12pt" officeooo:rsid="00173e5b" style:font-size-asian="12pt" style:font-size-complex="12pt"/>
    </style:style>
    <style:style style:name="T4" style:family="text">
      <style:text-properties officeooo:rsid="0015525b"/>
    </style:style>
    <style:style style:name="T5" style:family="text">
      <style:text-properties fo:font-weight="normal" officeooo:rsid="0015525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R 2015 pour le Master 2</text:p>
      <text:p text:style-name="P4"/>
      <text:p text:style-name="P4">Groupe de TER</text:p>
      <text:p text:style-name="P1"/>
      <text:p text:style-name="P3"><text:tab/><text:span text:style-name="T5">Le groupe de projet contiendra trois étudiants</text:span><text:span text:style-name="T4"> </text:span><text:span text:style-name="T5">IMAGINA :</text:span></text:p>
      <text:p text:style-name="P2"><text:span text:style-name="T5"><text:tab/><text:tab/>- GAUTHIER Silvère</text:span></text:p>
      <text:p text:style-name="P2"><text:span text:style-name="T5"><text:tab/><text:tab/>- LAMEIRA Yannick</text:span></text:p>
      <text:p text:style-name="P2"><text:span text:style-name="T5"><text:tab/><text:tab/>- PELADAN Cécile</text:span></text:p>
      <text:p text:style-name="P2"/>
      <text:p text:style-name="P2"><text:span text:style-name="T5"><text:tab/>Les tuteurs de ce projet seront :</text:span></text:p>
      <text:p text:style-name="P2"><text:span text:style-name="T5"><text:tab/><text:tab/>- BOUDON Frédéric</text:span></text:p>
      <text:p text:style-name="P2"><text:span text:style-name="T5"><text:tab/><text:tab/>- GILLES Benjamin</text:span></text:p>
      <text:p text:style-name="P1"/>
      <text:p text:style-name="P1"/>
      <text:p text:style-name="P1">Sujet de TER</text:p>
      <text:p text:style-name="P1"/>
      <text:p text:style-name="P5"><text:tab/>L'objectif de ce projet serait de créer un logiciel de sculpture 3D. L'utilisateur aurait à disposition un maillage déformable, qu'il pourrait modeler avec différents outils tels que déplacement, extrusion de matière ou lissage. L'interface devra permettre à l'utilisateur de facilement changer d'outil ou de maillage, ainsi que le déplacement du maillage en cours. </text:p>
      <text:p text:style-name="P5"/>
      <text:p text:style-name="P5"><text:tab/>Initialement, les premières fonctionnalités à implémenter seront la création d'une sphère ou d'un cube comme maillage de départ, les outils cités ci-dessus ainsi que l'interface contenant les boutons d'outils et <text:span text:style-name="T4">l</text:span>e déplacement du maillage dans l'espace de travail. Ensuite viendra la mise en place de subdivision du maillage.</text:p>
      <text:p text:style-name="P5"/>
      <text:p text:style-name="P5"><text:tab/><text:span text:style-name="T4">La principale difficulté ici sera de gérer correctement le curseur de l'utilisateur par rapport à l'angle d'incidence avec l'objet 3D dans le repère de la zone de travail.</text:span></text:p>
      <text:p text:style-name="P5"/>
      <text:p text:style-name="P5"><text:tab/>Si le temps le permet, d'autres outils et maillages de base pourront être implémentés, afin d'enrichir le logiciel. <text:span text:style-name="T4">On pourra également réfléchir à une manière d'importer et exporter les maillages sous différents formats tels que le OBJ ou le STL par exemple.</text:span></text:p>
      <text:p text:style-name="P5"/>
      <text:p text:style-name="P5"><text:tab/><text:span text:style-name="T4">Ce logiciel sera développé en C++ avec la bibliothèque OpenGl, et on pourra choisir une autre bibliothèque comme Qt par exemple pour l'interface.</text:span></text:p>
      <text:p text:style-name="P5"/>
      <text:p text:style-name="P5"/>
      <text:p text:style-name="P1">Existant</text:p>
      <text:p text:style-name="P6"/>
      <text:p text:style-name="P8"><text:span text:style-name="T2"><text:tab/>De nombreux logiciels 3D existent, </text:span><text:span text:style-name="T3">notamment </text:span><text:span text:style-name="T2">la suite Autodesk (</text:span><text:a xlink:type="simple" xlink:href="http://www.autodesk.fr/"><text:span text:style-name="T2">http://www.autodesk.fr/</text:span></text:a><text:span text:style-name="T2">), mais nous nous intéresseron</text:span><text:span text:style-name="T3">s</text:span><text:span text:style-name="T2"> surtout aux logiciels permettant de sculpter entièrement un maillage. </text:span></text:p>
      <text:p text:style-name="P8"/>
      <text:p text:style-name="P8"><text:span text:style-name="T2"><text:tab/>Les deux principales sources d'inspiration seront </text:span><text:span text:style-name="T3">ici </text:span><text:span text:style-name="T2">Zbrush (</text:span><text:a xlink:type="simple" xlink:href="http://pixologic.com/zbrush/"><text:span text:style-name="T2">http://pixologic.com/zbrush/</text:span></text:a><text:span text:style-name="T2">) et 123Dsculpt (</text:span><text:a xlink:type="simple" xlink:href="http://123dsculpt.com/"><text:span text:style-name="T1">http://123dsculpt.com/</text:span></text:a><text:span text:style-name="T2">)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19:12:24.437812053</dc:date>
    <dc:creator>sgauthier </dc:creator>
    <meta:document-statistic meta:table-count="0" meta:image-count="0" meta:object-count="0" meta:page-count="1" meta:paragraph-count="18" meta:word-count="273" meta:character-count="1837" meta:non-whitespace-character-count="1561"/>
    <meta:generator>LibreOffice/4.2.7.2$Linux_X86_64 LibreOffice_project/420m0$Build-2</meta:generator>
  </office:meta>
</office:document-meta>
</file>